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103405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f97e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03405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5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6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8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8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20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20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20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20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20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20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20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2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2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1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16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1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18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2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2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1174ce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2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2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df97e" style:font-size-asian="10.5pt" style:font-weight-asian="normal" style:font-size-complex="12pt" style:font-weight-complex="normal"/>
    </style:style>
    <style:style style:name="P22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103405" style:font-size-asian="10.5pt" style:font-weight-asian="normal" style:font-size-complex="12pt" style:font-weight-complex="normal"/>
    </style:style>
    <style:style style:name="P230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31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3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3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1174ce" style:font-size-asian="10.5pt" style:font-weight-asian="normal" style:font-size-complex="12pt" style:font-weight-complex="normal"/>
    </style:style>
    <style:style style:name="P23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36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df97e" officeooo:paragraph-rsid="010df97e" style:font-size-asian="10.5pt" style:font-weight-asian="normal" style:font-size-complex="12pt" style:font-weight-complex="normal"/>
    </style:style>
    <style:style style:name="P237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10e88f5" officeooo:paragraph-rsid="010e88f5" style:font-size-asian="10.5pt" style:font-weight-asian="normal" style:font-size-complex="12pt" style:font-weight-complex="normal"/>
    </style:style>
    <style:style style:name="P238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1103405" officeooo:paragraph-rsid="01103405" style:font-size-asian="10.5pt" style:font-weight-asian="normal" style:font-size-complex="12pt" style:font-weight-complex="normal"/>
    </style:style>
    <style:style style:name="P239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03405" officeooo:paragraph-rsid="0112dd41" style:font-size-asian="10.5pt" style:font-weight-asian="normal" style:font-size-complex="12pt" style:font-weight-complex="normal"/>
    </style:style>
    <style:style style:name="P241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74ce" officeooo:paragraph-rsid="0112dd41" style:font-size-asian="10.5pt" style:font-weight-asian="normal" style:font-size-complex="12pt" style:font-weight-complex="normal"/>
    </style:style>
    <style:style style:name="P24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112dd41" officeooo:paragraph-rsid="0112dd41" style:font-size-asian="10.5pt" style:font-weight-asian="normal" style:font-size-complex="12pt" style:font-weight-complex="normal"/>
    </style:style>
    <style:style style:name="P24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4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4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47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4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1174ce" style:font-size-asian="10.5pt" style:font-weight-asian="bold" style:font-size-complex="12pt" style:font-weight-complex="bold"/>
    </style:style>
    <style:style style:name="P249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50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51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52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53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54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55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56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57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58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59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60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61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62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63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64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65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66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T67" style:family="text">
      <style:text-properties officeooo:rsid="010df97e"/>
    </style:style>
    <style:style style:name="T68" style:family="text">
      <style:text-properties officeooo:rsid="01103405"/>
    </style:style>
    <style:style style:name="T69" style:family="text">
      <style:text-properties officeooo:rsid="011174ce"/>
    </style:style>
    <style:style style:name="T70" style:family="text">
      <style:text-properties officeooo:rsid="0112dd4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4313213680269097901" text:style-name="L1">
        <text:list-item>
          <text:p text:style-name="P16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6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6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84643404331437177" text:style-name="L2">
        <text:list-item>
          <text:p text:style-name="P16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64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6240703616182713388" text:style-name="L3">
        <text:list-item>
          <text:p text:style-name="P16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5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8670757904265805973" text:style-name="L4">
        <text:list-item>
          <text:p text:style-name="P166">Publicat codi d'accès al Classroom.</text:p>
        </text:list-item>
        <text:list-item>
          <text:p text:style-name="P179">Treball autònom tasca 1.</text:p>
        </text:list-item>
        <text:list-item>
          <text:p text:style-name="P16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54546367973176" text:continue-numbering="true" text:style-name="L4">
        <text:list-item>
          <text:p text:style-name="P16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54545979186087" text:continue-numbering="true" text:style-name="L4">
        <text:list-item>
          <text:p text:style-name="P16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5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54547728370317" text:continue-numbering="true" text:style-name="L4">
        <text:list-item>
          <text:p text:style-name="P169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69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0">Comentem apartat 1.1 Temperatura y calor.</text:p>
        </text:list-item>
      </text:list>
      <text:p text:style-name="P60"/>
      <text:p text:style-name="P107">Di<text:span text:style-name="T12">vendres 10</text:span>/<text:span text:style-name="T7">10</text:span>/2<text:span text:style-name="T5">5</text:span></text:p>
      <text:p text:style-name="P107"/>
      <text:list xml:id="list54547744164077" text:continue-numbering="true" text:style-name="L4">
        <text:list-item>
          <text:p text:style-name="P17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6">Comentem apartat 1.2 Presión.</text:p>
        </text:list-item>
        <text:list-item>
          <text:p text:style-name="P186">Comentem apartat 1.2 Presión.</text:p>
        </text:list-item>
        <text:list-item>
          <text:p text:style-name="P186">Comentem els exercicis 1.3 Ejercicios temperatura y presión.</text:p>
        </text:list-item>
        <text:list-item>
          <text:p text:style-name="P186">Comentem apartat 1.4 Enegía y potencia</text:p>
        </text:list-item>
        <text:list-item>
          <text:p text:style-name="P187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8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8">Di<text:span text:style-name="T15">jous</text:span><text:tab/><text:tab/><text:span text:style-name="T15">16</text:span>/<text:span text:style-name="T7">10</text:span>/2<text:span text:style-name="T5">5</text:span></text:p>
      <text:list xml:id="list54545967745298" text:continue-numbering="true" text:style-name="L4">
        <text:list-item>
          <text:p text:style-name="P17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8">Comentem apartat 1.<text:span text:style-name="T15">5 Ejercicios energía y potencia</text:span>.</text:p>
        </text:list-item>
        <text:list-item>
          <text:p text:style-name="P188">Comentem apartat 1.<text:span text:style-name="T15">6.1 Calor específico</text:span></text:p>
        </text:list-item>
        <text:list-item>
          <text:p text:style-name="P188">Comentem apartat 1.<text:span text:style-name="T15">6.2 Calor sensible y latente</text:span></text:p>
        </text:list-item>
      </text:list>
      <text:p text:style-name="P62"/>
      <text:p text:style-name="P150">Divendres<text:tab/>17/10/25</text:p>
      <text:list xml:id="list54547046748901" text:continue-numbering="true" text:style-name="L4">
        <text:list-item>
          <text:p text:style-name="P17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9">Comentem apartat 1.6.3 Transmisión del calor</text:p>
        </text:list-item>
        <text:list-item>
          <text:p text:style-name="P189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5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54547056142124" text:continue-numbering="true" text:style-name="L4">
        <text:list-item>
          <text:p text:style-name="P17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0">Comentem <text:span text:style-name="T17">exercicis 1.7-1 a 3</text:span></text:p>
        </text:list-item>
        <text:list-item>
          <text:p text:style-name="P191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54546578375875" text:continue-numbering="true" text:style-name="L4">
        <text:list-item>
          <text:p text:style-name="P17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92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9">Di<text:span text:style-name="T19">jous</text:span><text:tab/><text:tab/><text:span text:style-name="T19">30</text:span>/<text:span text:style-name="T9">10</text:span>/2<text:span text:style-name="T5">5</text:span></text:p>
      <text:p text:style-name="P109"/>
      <text:list xml:id="list54546154383383" text:continue-numbering="true" text:style-name="L4">
        <text:list-item>
          <text:p text:style-name="P17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1">Comencem a comentar l'apartat 1.8.4 Diagrama de Mollier (diagrama p h)</text:p>
        </text:list-item>
      </text:list>
      <text:p text:style-name="P32"/>
      <text:p text:style-name="P32"/>
      <text:p text:style-name="P109">Di<text:span text:style-name="T19">vendres</text:span><text:tab/><text:span text:style-name="T19">31</text:span>/<text:span text:style-name="T9">10</text:span>/2<text:span text:style-name="T5">5</text:span></text:p>
      <text:p text:style-name="P109"/>
      <text:p text:style-name="P65">Festiu triat pel centre.</text:p>
      <text:p text:style-name="P65"/>
      <text:p text:style-name="P65"/>
      <text:p text:style-name="P110">Di<text:span text:style-name="T3">marts</text:span><text:tab/><text:span text:style-name="T20">04</text:span>/<text:span text:style-name="T9">11</text:span>/2<text:span text:style-name="T5">5</text:span></text:p>
      <text:p text:style-name="P110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11">Di<text:span text:style-name="T3">mecres</text:span><text:tab/><text:span text:style-name="T20">05</text:span>/<text:span text:style-name="T9">11</text:span>/2<text:span text:style-name="T5">5</text:span></text:p>
      <text:p text:style-name="P111"/>
      <text:list xml:id="list54547144940993" text:continue-numbering="true" text:style-name="L4">
        <text:list-item>
          <text:p text:style-name="P17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2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12"/>
      <text:p text:style-name="P156">Di<text:span text:style-name="T22">jous</text:span><text:tab/><text:tab/><text:span text:style-name="T20">06</text:span>/<text:span text:style-name="T9">11</text:span>/2<text:span text:style-name="T5">5</text:span></text:p>
      <text:p text:style-name="P112"/>
      <text:list xml:id="list54547065971705" text:continue-numbering="true" text:style-name="L4">
        <text:list-item>
          <text:p text:style-name="P17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3">Co<text:span text:style-name="T22">mentem exercici 1.9-5</text:span></text:p>
        </text:list-item>
      </text:list>
      <text:p text:style-name="P113"/>
      <text:p text:style-name="P113"/>
      <text:p text:style-name="P113">Di<text:span text:style-name="T23">vendres</text:span><text:tab/><text:span text:style-name="T20">07</text:span>/<text:span text:style-name="T9">11</text:span>/2<text:span text:style-name="T5">5</text:span></text:p>
      <text:p text:style-name="P113"/>
      <text:list xml:id="list54546578936595" text:continue-numbering="true" text:style-name="L4">
        <text:list-item>
          <text:p text:style-name="P178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84">C<text:span text:style-name="T23">omentem apartat 1.1.1 Coeficiente de funcionamiento COP y EER</text:span></text:p>
        </text:list-item>
        <text:list-item>
          <text:p text:style-name="P184">C<text:span text:style-name="T23">omentem apartat 1.1.2 Componenentes d ela instalación drigorífica por compresión</text:span></text:p>
        </text:list-item>
      </text:list>
      <text:p text:style-name="P66"/>
      <text:p text:style-name="P114"/>
      <text:p text:style-name="P114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157562700353297843" text:style-name="L5">
        <text:list-item>
          <text:p text:style-name="P24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64"><text:span text:style-name="T26">C</text:span><text:span text:style-name="T25">omentem 1.1.3 Ciclo frigorífico en el diagrama p h</text:span></text:p>
        </text:list-item>
        <text:list-item>
          <text:p text:style-name="P264"><text:span text:style-name="T26">C</text:span><text:span text:style-name="T25">omentem 1.1.4 Caudal másico</text:span></text:p>
        </text:list-item>
        <text:list-item>
          <text:p text:style-name="P264"><text:span text:style-name="T26">C</text:span><text:span text:style-name="T25">omentem 1.1.5 Relación de compresión</text:span></text:p>
        </text:list-item>
        <text:list-item>
          <text:p text:style-name="P193">Comentem exercici 1.2-1</text:p>
        </text:list-item>
      </text:list>
      <text:p text:style-name="P51"/>
      <text:p text:style-name="P51"/>
      <text:p text:style-name="P115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54547211550722" text:continue-numbering="true" text:style-name="L5">
        <text:list-item>
          <text:p text:style-name="P201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16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54546617259970" text:continue-numbering="true" text:style-name="L5">
        <text:list-item>
          <text:p text:style-name="P25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4">Comentem exercici 1.2-<text:span text:style-name="T32">2</text:span></text:p>
        </text:list-item>
      </text:list>
      <text:p text:style-name="P52"/>
      <text:p text:style-name="P117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54546007777715" text:continue-numbering="true" text:style-name="L5">
        <text:list-item>
          <text:p text:style-name="P25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5">Comentem exercici 1.2-<text:span text:style-name="T32">2 i 3</text:span></text:p>
        </text:list-item>
      </text:list>
      <text:p text:style-name="P53"/>
      <text:p text:style-name="P118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54546583655087" text:continue-numbering="true" text:style-name="L5">
        <text:list-item>
          <text:p text:style-name="P252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65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9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54546180402310" text:continue-numbering="true" text:style-name="L5">
        <text:list-item>
          <text:p text:style-name="P202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20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54546231691597" text:continue-numbering="true" text:style-name="L5">
        <text:list-item>
          <text:p text:style-name="P253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66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57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54546885479585" text:continue-numbering="true" text:style-name="L5">
        <text:list-item>
          <text:p text:style-name="P254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96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96"><text:span text:style-name="T11">C</text:span>omentem <text:span text:style-name="T35">apartat 1.4 Puntos de medición de temperatura y presión.</text:span></text:p>
        </text:list-item>
        <text:list-item>
          <text:p text:style-name="P196"><text:span text:style-name="T11">C</text:span>omentem <text:span text:style-name="T35">apartat 1.5 Símbolos según UNE EN 1861.</text:span></text:p>
        </text:list-item>
        <text:list-item>
          <text:p text:style-name="P206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21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21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22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58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54546200828075" text:continue-numbering="true" text:style-name="L5">
        <text:list-item>
          <text:p text:style-name="P255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7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203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23">Di<text:span text:style-name="T3">mecres</text:span><text:tab/><text:span text:style-name="T38">03</text:span>/<text:span text:style-name="T9">12</text:span>/2<text:span text:style-name="T5">5</text:span></text:p>
      <text:p text:style-name="P123"/>
      <text:list xml:id="list54545796185289" text:continue-numbering="true" text:style-name="L5">
        <text:list-item>
          <text:p text:style-name="P204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24">Di<text:span text:style-name="T40">jous<text:tab/></text:span><text:tab/><text:span text:style-name="T38">04</text:span>/<text:span text:style-name="T9">12</text:span>/2<text:span text:style-name="T5">5</text:span></text:p>
      <text:list xml:id="list54545816064131" text:continue-numbering="true" text:style-name="L5">
        <text:list-item>
          <text:p text:style-name="P25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8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24"/>
      <text:p text:style-name="P124">Di<text:span text:style-name="T40">vendres</text:span><text:tab/><text:span text:style-name="T38">05</text:span>/<text:span text:style-name="T9">12</text:span>/2<text:span text:style-name="T5">5</text:span></text:p>
      <text:p text:style-name="P124"/>
      <text:list xml:id="list54545731164559" text:continue-numbering="true" text:style-name="L5">
        <text:list-item>
          <text:p text:style-name="P25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8"><text:span text:style-name="T11">C</text:span>omentem <text:span text:style-name="T35">apartat 2.1.1.1 Compressors hermètics</text:span></text:p>
        </text:list-item>
        <text:list-item>
          <text:p text:style-name="P207">Comentem exemple 2.1.1.1-1</text:p>
        </text:list-item>
      </text:list>
      <text:p text:style-name="P71"/>
      <text:p text:style-name="P125">Di<text:span text:style-name="T3">marts</text:span><text:tab/><text:span text:style-name="T38">09</text:span>/<text:span text:style-name="T9">12</text:span>/2<text:span text:style-name="T5">5</text:span></text:p>
      <text:p text:style-name="P125"/>
      <text:list xml:id="list54547809118061" text:continue-numbering="true" text:style-name="L5">
        <text:list-item>
          <text:p text:style-name="P205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26">Di<text:span text:style-name="T3">mecres</text:span><text:tab/><text:span text:style-name="T44">10</text:span>/<text:span text:style-name="T9">12</text:span>/2<text:span text:style-name="T5">5</text:span></text:p>
      <text:p text:style-name="P126"/>
      <text:list xml:id="list54546486475036" text:continue-numbering="true" text:style-name="L5">
        <text:list-item>
          <text:p text:style-name="P185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27"/>
      <text:p text:style-name="P127">Di<text:span text:style-name="T45">jous</text:span><text:tab/><text:tab/><text:span text:style-name="T44">11</text:span>/<text:span text:style-name="T9">12</text:span>/2<text:span text:style-name="T5">5</text:span></text:p>
      <text:p text:style-name="P127"/>
      <text:p text:style-name="P73">Seguim comentant exemple 2.1.1.1-1</text:p>
      <text:p text:style-name="P151"/>
      <text:p text:style-name="P127">Di<text:span text:style-name="T45">vendres</text:span><text:tab/><text:span text:style-name="T44">12</text:span>/<text:span text:style-name="T9">12</text:span>/2<text:span text:style-name="T5">5</text:span></text:p>
      <text:p text:style-name="P127"/>
      <text:p text:style-name="P77">Activitat emp<text:span text:style-name="T46">r</text:span>enedoria.</text:p>
      <text:p text:style-name="P77"/>
      <text:p text:style-name="P128">Di<text:span text:style-name="T3">marts</text:span><text:tab/><text:span text:style-name="T47">16</text:span>/<text:span text:style-name="T9">12</text:span>/2<text:span text:style-name="T5">5</text:span></text:p>
      <text:p text:style-name="P128"/>
      <text:list xml:id="list54547203637947" text:continue-numbering="true" text:style-name="L5">
        <text:list-item>
          <text:p text:style-name="P25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9"><text:span text:style-name="T11">C</text:span>omentem <text:span text:style-name="T47">programa de simulació SOLKANE (pàg. 11 i 12)</text:span></text:p>
        </text:list-item>
      </text:list>
      <text:p text:style-name="P74"/>
      <text:p text:style-name="P128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9"><text:soft-page-break/>Di<text:span text:style-name="T3">marts</text:span><text:tab/><text:span text:style-name="T47">18</text:span>/<text:span text:style-name="T9">12</text:span>/2<text:span text:style-name="T5">5</text:span></text:p>
      <text:p text:style-name="P129"/>
      <text:list xml:id="list54546135253537" text:continue-numbering="true" text:style-name="L5">
        <text:list-item>
          <text:p text:style-name="P25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0"><text:span text:style-name="T11">C</text:span>omentem <text:span text:style-name="T48">apartat 2.1.1.2 Compressors semihermètics</text:span></text:p>
        </text:list-item>
        <text:list-item>
          <text:p text:style-name="P200"><text:span text:style-name="T11">C</text:span>omentem <text:span text:style-name="T48">apartat 2.1.1.3 Compressors oberts</text:span></text:p>
        </text:list-item>
        <text:list-item>
          <text:p text:style-name="P200"><text:span text:style-name="T11">C</text:span>omentem <text:span text:style-name="T48">apartat 2.1.2.1 Compressors alternatius de pistó</text:span></text:p>
          <text:p text:style-name="P200"/>
        </text:list-item>
      </text:list>
      <text:p text:style-name="P75"/>
      <text:p text:style-name="P130">Di<text:span text:style-name="T3">mecres</text:span><text:tab/><text:span text:style-name="T49">07</text:span>/<text:span text:style-name="T49">01</text:span>/2<text:span text:style-name="T49">6</text:span></text:p>
      <text:p text:style-name="P130"/>
      <text:list xml:id="list54546541087510" text:continue-numbering="true" text:style-name="L5">
        <text:list-item>
          <text:p text:style-name="P25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08">Repassem apartat 2.1.2.1 <text:span text:style-name="T48"><text:s/>Compressors alternatius de pistó</text:span></text:p>
        </text:list-item>
        <text:list-item>
          <text:p text:style-name="P208">Comentem 2.1.2.1.1 Proceso de compresión en compresores de pistón alternativo</text:p>
        </text:list-item>
        <text:list-item>
          <text:p text:style-name="P208">Comentem 2.1.2.1.2 Número y disposición de los cilindros</text:p>
        </text:list-item>
        <text:list-item>
          <text:p text:style-name="P209">Comentem 2.1.2.1.<text:span text:style-name="T50">3 Transformación del movimiento rotativo en movimiento alternativo</text:span></text:p>
        </text:list-item>
        <text:list-item>
          <text:p text:style-name="P209">Comentem 2.1.2.1.<text:span text:style-name="T50">4 Válvulas de aspiración y descarga</text:span></text:p>
        </text:list-item>
        <text:list-item>
          <text:p text:style-name="P209">Comentem 2.1.2.1.<text:span text:style-name="T50">5 Dispositivos de lubricación</text:span></text:p>
        </text:list-item>
        <text:list-item>
          <text:p text:style-name="P211">Comencem amb l'exe<text:span text:style-name="T51">m</text:span>ple 2.1.2.2-1</text:p>
        </text:list-item>
      </text:list>
      <text:p text:style-name="P76"/>
      <text:p text:style-name="P76"/>
      <text:p text:style-name="P131">Di<text:span text:style-name="T52">jous</text:span><text:tab/><text:tab/><text:span text:style-name="T49">08</text:span>/<text:span text:style-name="T49">01</text:span>/2<text:span text:style-name="T49">6</text:span></text:p>
      <text:p text:style-name="P131"/>
      <text:list xml:id="list54546007877022" text:continue-numbering="true" text:style-name="L5">
        <text:list-item>
          <text:p text:style-name="P26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210">Repassem apartat 2.1.2.1 <text:span text:style-name="T48"><text:s/>Compressors alternatius de pistó</text:span></text:p>
        </text:list-item>
        <text:list-item>
          <text:p text:style-name="P210">Comentem <text:span text:style-name="T50">l'exemple 2.1.2.2-1</text:span></text:p>
        </text:list-item>
        <text:list-item>
          <text:p text:style-name="P212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31"/>
      <text:p text:style-name="P132">Di<text:span text:style-name="T53">vendres</text:span><text:tab/><text:span text:style-name="T49">09</text:span>/<text:span text:style-name="T49">01</text:span>/2<text:span text:style-name="T49">6</text:span></text:p>
      <text:p text:style-name="P132"/>
      <text:list xml:id="list6637108862273421221" text:style-name="L6">
        <text:list-item>
          <text:p text:style-name="P213">Desmuntem compressors de pistons per veure els components interns (plat de vàlvules, pistons, bieles, cigüenyal) i tornem a muntar-los.</text:p>
        </text:list-item>
        <text:list-item>
          <text:p text:style-name="P26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54547653476488" text:continue-list="list54546007877022" text:style-name="L5">
        <text:list-item>
          <text:p text:style-name="P214">Comentem l'exemple <text:span text:style-name="T50">2.1.2.2-</text:span>2</text:p>
        </text:list-item>
        <text:list-item>
          <text:p text:style-name="P214">Baixem al taller per recuperar el refrigerant del simulador.</text:p>
        </text:list-item>
      </text:list>
      <text:p text:style-name="P79"/>
      <text:p text:style-name="P79"/>
      <text:p text:style-name="P133">Di<text:span text:style-name="T54">marts</text:span><text:tab/><text:span text:style-name="T54">13</text:span>/<text:span text:style-name="T49">01</text:span>/2<text:span text:style-name="T49">6</text:span></text:p>
      <text:p text:style-name="P133"/>
      <text:p text:style-name="P80">Baixa per migranya</text:p>
      <text:p text:style-name="P80"/>
      <text:p text:style-name="P80"/>
      <text:p text:style-name="P133">Di<text:span text:style-name="T54">mecres</text:span><text:tab/><text:span text:style-name="T54">14</text:span>/<text:span text:style-name="T49">01</text:span>/2<text:span text:style-name="T49">6</text:span></text:p>
      <text:p text:style-name="P133"/>
      <text:list xml:id="list54547085674544" text:continue-numbering="true" text:style-name="L5">
        <text:list-item>
          <text:p text:style-name="P215">Comentem l'exemple <text:span text:style-name="T50">2.1.2.2-</text:span>2</text:p>
        </text:list-item>
      </text:list>
      <text:p text:style-name="P133"/>
      <text:p text:style-name="P133">Di<text:span text:style-name="T54">jous</text:span><text:tab/><text:tab/><text:span text:style-name="T54">15</text:span>/<text:span text:style-name="T49">01</text:span>/2<text:span text:style-name="T49">6</text:span></text:p>
      <text:p text:style-name="P133"/>
      <text:list xml:id="list716139171837612439" text:style-name="L7">
        <text:list-item>
          <text:p text:style-name="P218">Comentem esquema <text:a xlink:type="simple" xlink:href="https://paulinoposada.github.io/web_fred/web_fred_25_26/GM/documents_gm/ta/ta_03.pdf">tasca 3</text:a></text:p>
        </text:list-item>
        <text:list-item>
          <text:p text:style-name="P218">Comentem exemple 2.1.2.2-2</text:p>
        </text:list-item>
      </text:list>
      <text:p text:style-name="P153"/>
      <text:p text:style-name="P134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34"/>
      <text:p text:style-name="P85">No feim classe per emergència sanitària.</text:p>
      <text:p text:style-name="P85"/>
      <text:p text:style-name="P138"/>
      <text:p text:style-name="P138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7">Festiu (Sant Sebastià)</text:p>
      <text:p text:style-name="P138"/>
      <text:p text:style-name="P138"/>
      <text:p text:style-name="P137">Di<text:span text:style-name="T54">mecres</text:span><text:tab/><text:span text:style-name="T58">21</text:span>/<text:span text:style-name="T49">01</text:span>/2<text:span text:style-name="T49">6</text:span></text:p>
      <text:p text:style-name="P137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34">Di<text:span text:style-name="T56">jous </text:span><text:tab/><text:tab/><text:span text:style-name="T55">22</text:span>/<text:span text:style-name="T49">01</text:span>/2<text:span text:style-name="T49">6</text:span></text:p>
      <text:p text:style-name="P134"/>
      <text:list xml:id="list54546797014657" text:continue-list="list6637108862273421221" text:style-name="L6">
        <text:list-item>
          <text:p text:style-name="P26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593419769485304299" text:style-name="L8">
        <text:list-item>
          <text:p text:style-name="P216">Comentem <text:span text:style-name="T56">l'apartat 2.1.2.3 <text:s/>Compressor rotatius de pistó rodant i paletes</text:span></text:p>
        </text:list-item>
        <text:list-item>
          <text:p text:style-name="P216">Comentem <text:span text:style-name="T56">l'apartat 2.1.2.3.1 Compressor de pistó rodant</text:span></text:p>
        </text:list-item>
        <text:list-item>
          <text:p text:style-name="P216">Comentem <text:span text:style-name="T56">l'apartat 2.1.2.3.2 Compressor de paletes</text:span></text:p>
        </text:list-item>
        <text:list-item>
          <text:p text:style-name="P219">Començem a comentar l'apartat <text:s/>2.1.2.3.3 Compressor de tornillo</text:p>
        </text:list-item>
      </text:list>
      <text:p text:style-name="P85"/>
      <text:p text:style-name="P86"/>
      <text:p text:style-name="P135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36">Di<text:span text:style-name="T54">marts</text:span><text:tab/><text:span text:style-name="T58">27</text:span>/<text:span text:style-name="T49">01</text:span>/2<text:span text:style-name="T49">6</text:span></text:p>
      <text:p text:style-name="P136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9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8">Feim el primer examen de la segona avaluació.</text:p>
      <text:p text:style-name="P139"/>
      <text:p text:style-name="P139"/>
      <text:p text:style-name="P140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9">Comentem les solucions dels exàmens del 28/01/26.</text:p>
      <text:p text:style-name="P99"/>
      <text:p text:style-name="P141"/>
      <text:p text:style-name="P141">Di<text:span text:style-name="T61">vendres</text:span><text:tab/><text:span text:style-name="T61">30</text:span>/<text:span text:style-name="T49">01</text:span>/2<text:span text:style-name="T49">6</text:span></text:p>
      <text:p text:style-name="P141"/>
      <text:list xml:id="list54545911117659" text:continue-list="list54546797014657" text:style-name="L6">
        <text:list-item>
          <text:p text:style-name="P263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2925314941139424444" text:style-name="L9">
        <text:list-item>
          <text:p text:style-name="P217">Comentem <text:span text:style-name="T61">exercicis 2.2-1 a 4.</text:span></text:p>
        </text:list-item>
      </text:list>
      <text:p text:style-name="P142"><text:soft-page-break/>Di<text:span text:style-name="T54">marts</text:span><text:tab/><text:span text:style-name="T62">03</text:span>/<text:span text:style-name="T49">02</text:span>/2<text:span text:style-name="T49">6</text:span></text:p>
      <text:list xml:id="list54547083922174" text:continue-numbering="true" text:style-name="L9">
        <text:list-header>
          <text:p text:style-name="P244"/>
        </text:list-header>
        <text:list-item>
          <text:p text:style-name="P220">Baixa al taller el grup <text:span text:style-name="T62">1</text:span>.</text:p>
          <text:p text:style-name="P220"/>
        </text:list-item>
        <text:list-item>
          <text:p text:style-name="P220">Recuperem regfrigerant del simulador.</text:p>
        </text:list-item>
        <text:list-item>
          <text:p text:style-name="P224">Comentem components de l'equip split d'aire condicionat.</text:p>
        </text:list-item>
      </text:list>
      <text:p text:style-name="P83"/>
      <text:p text:style-name="P83"/>
      <text:p text:style-name="P143">Di<text:span text:style-name="T54">mecres</text:span><text:tab/><text:span text:style-name="T62">04</text:span>/<text:span text:style-name="T49">02</text:span>/2<text:span text:style-name="T49">6</text:span></text:p>
      <text:list xml:id="list54546801716442" text:continue-numbering="true" text:style-name="L9">
        <text:list-header>
          <text:p text:style-name="P245"/>
        </text:list-header>
        <text:list-item>
          <text:p text:style-name="P221">Baixa al taller el grup <text:span text:style-name="T63">2</text:span>.</text:p>
        </text:list-item>
        <text:list-item>
          <text:p text:style-name="P225">Comentem components de l'equip split d'aire condicionat <text:span text:style-name="T63">i el posem en marxa en fred i en calor.</text:span></text:p>
        </text:list-item>
      </text:list>
      <text:p text:style-name="P94"/>
      <text:p text:style-name="P100"/>
      <text:p text:style-name="P84"/>
      <text:p text:style-name="P144">Di<text:span text:style-name="T64">jous</text:span><text:tab/><text:tab/><text:span text:style-name="T62">05</text:span>/<text:span text:style-name="T49">02</text:span>/2<text:span text:style-name="T49">6</text:span></text:p>
      <text:list xml:id="list54546271110375" text:continue-numbering="true" text:style-name="L9">
        <text:list-header>
          <text:p text:style-name="P246"/>
        </text:list-header>
        <text:list-item>
          <text:p text:style-name="P226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7392295094338595842" text:style-name="L10">
        <text:list-item>
          <text:p text:style-name="P230">Comentem introducció condensadors</text:p>
        </text:list-item>
        <text:list-item>
          <text:p text:style-name="P230">2.1 Capacitat d'un condensador</text:p>
        </text:list-item>
      </text:list>
      <text:p text:style-name="P100"/>
      <text:p text:style-name="P100"/>
      <text:p text:style-name="P152"/>
      <text:p text:style-name="P152">Divendres<text:tab/>06/02/26</text:p>
      <text:p text:style-name="P152"/>
      <text:list xml:id="list54546373709389" text:continue-list="list54546271110375" text:style-name="L9">
        <text:list-item>
          <text:p text:style-name="P227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3430623127234391275" text:style-name="L11">
        <text:list-item>
          <text:p text:style-name="P231">Comentem 2.1.<text:span text:style-name="T65">1</text:span> C<text:span text:style-name="T65">omparació del calor específic de l'aigua i de l'aire</text:span></text:p>
        </text:list-item>
        <text:list-item>
          <text:p text:style-name="P231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31">Comentem 2.1.<text:span text:style-name="T65">3</text:span> <text:span text:style-name="T65">Efecte de la superfície d'intercanvi en la temperatura de condensació</text:span></text:p>
        </text:list-item>
        <text:list-item>
          <text:p text:style-name="P231">Comentem 2.1.<text:span text:style-name="T65">3</text:span> <text:span text:style-name="T65">Aprofitament de la capacitat d'un condensador</text:span></text:p>
        </text:list-item>
        <text:list-item>
          <text:p text:style-name="P231">Comentem 2.<text:span text:style-name="T65">2</text:span>.<text:span text:style-name="T65">1</text:span> <text:span text:style-name="T65">Condensadors refrigerats per aire</text:span></text:p>
          <text:p text:style-name="P231"/>
        </text:list-item>
      </text:list>
      <text:p text:style-name="P101"/>
      <text:p text:style-name="P101"/>
      <text:p text:style-name="P145">Di<text:span text:style-name="T54">marts</text:span><text:tab/><text:span text:style-name="T66">10</text:span>/<text:span text:style-name="T49">02</text:span>/2<text:span text:style-name="T49">6</text:span></text:p>
      <text:list xml:id="list54546097540689" text:continue-list="list54546373709389" text:style-name="L9">
        <text:list-header>
          <text:p text:style-name="P247"/>
        </text:list-header>
      </text:list>
      <text:p text:style-name="P95">Baixa al taller el grup <text:span text:style-name="T62">1</text:span>.</text:p>
      <text:list xml:id="list54547231656865" text:continue-numbering="true" text:style-name="L9">
        <text:list-header>
          <text:p text:style-name="P222"/>
        </text:list-header>
        <text:list-item>
          <text:p text:style-name="P232">Feim buit a l'equip d'aire condicionat.</text:p>
        </text:list-item>
        <text:list-item>
          <text:p text:style-name="P232">Omplim amb R600a l'equip.</text:p>
        </text:list-item>
        <text:list-item>
          <text:p text:style-name="P232">Posem en marxa l'equip.</text:p>
        </text:list-item>
      </text:list>
      <text:p text:style-name="P102"/>
      <text:p text:style-name="P102"/>
      <text:p text:style-name="P159"/>
      <text:p text:style-name="P146">Di<text:span text:style-name="T54">mecres</text:span><text:tab/><text:span text:style-name="T66">11</text:span>/<text:span text:style-name="T49">02</text:span>/2<text:span text:style-name="T49">6</text:span></text:p>
      <text:p text:style-name="P146"/>
      <text:p text:style-name="P103">Baixa al taller el grup 2</text:p>
      <text:list xml:id="list54546904335966" text:continue-numbering="true" text:style-name="L9">
        <text:list-item>
          <text:p text:style-name="P233">Feim buit a l'equip d'aire condicionat.</text:p>
        </text:list-item>
        <text:list-item>
          <text:p text:style-name="P233">Omplim amb R600a l'equip.</text:p>
        </text:list-item>
        <text:list-item>
          <text:p text:style-name="P233">Posem en marxa l'equip.</text:p>
        </text:list-item>
        <text:list-item>
          <text:p text:style-name="P235">Recuperem el refrigerant</text:p>
        </text:list-item>
      </text:list>
      <text:p text:style-name="P103"/>
      <text:p text:style-name="P103"/>
      <text:p text:style-name="P147">Di<text:span text:style-name="T67">jous<text:tab/><text:tab/>12</text:span>/<text:span text:style-name="T49">02</text:span>/2<text:span text:style-name="T49">6</text:span></text:p>
      <text:p text:style-name="P103"/>
      <text:list xml:id="list54547610967385" text:continue-numbering="true" text:style-name="L9">
        <text:list-item>
          <text:p text:style-name="P228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7519728325642265967" text:style-name="L12">
        <text:list-item>
          <text:p text:style-name="P236">Comentem apartat 2.2.2 Condensador refrigerats per aigua</text:p>
        </text:list-item>
        <text:list-item>
          <text:p text:style-name="P236">Comentem aparta 2.2.2.1 Condensadors coaxials</text:p>
        </text:list-item>
        <text:list-item>
          <text:p text:style-name="P236">Comentem apartat 2.2.2.2 Condensadors multitubulars</text:p>
        </text:list-item>
        <text:list-item>
          <text:p text:style-name="P236">Comentem apartat 2.2.2.3 Condnsadors refrigertas per aigua de mar</text:p>
        </text:list-item>
        <text:list-item>
          <text:p text:style-name="P237">Reparteixc fotocòpies amb els exercicis 2.3 Exercicis condensadors</text:p>
        </text:list-item>
      </text:list>
      <text:p text:style-name="P105"/>
      <text:p text:style-name="P148">Di<text:span text:style-name="T68">vendres<text:tab/>13</text:span>/<text:span text:style-name="T49">02</text:span>/2<text:span text:style-name="T49">6</text:span></text:p>
      <text:p text:style-name="P104"/>
      <text:list xml:id="list54546518976816" text:continue-list="list54547610967385" text:style-name="L9">
        <text:list-item>
          <text:p text:style-name="P229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7385660140331877693" text:style-name="L13">
        <text:list-item>
          <text:p text:style-name="P238">Comentem els exercicis de l'apartat 2.3 Exercicis condensador.</text:p>
        </text:list-item>
        <text:list-item>
          <text:p text:style-name="P238">Comencem amb la introducció de l'apartat 3 Evaporadors.</text:p>
        </text:list-item>
      </text:list>
      <text:p text:style-name="P106"/>
      <text:p text:style-name="P106"/>
      <text:p text:style-name="P149">Di<text:span text:style-name="T54">marts</text:span><text:tab/><text:span text:style-name="T66">17</text:span>/<text:span text:style-name="T49">02</text:span>/2<text:span text:style-name="T49">6</text:span></text:p>
      <text:list xml:id="list54547848884784" text:continue-list="list54546518976816" text:style-name="L9">
        <text:list-header>
          <text:p text:style-name="P248"/>
        </text:list-header>
      </text:list>
      <text:p text:style-name="P96">Baixa al taller el grup <text:span text:style-name="T62">1</text:span>.</text:p>
      <text:list xml:id="list54547030691826" text:continue-numbering="true" text:style-name="L9">
        <text:list-header>
          <text:p text:style-name="P223"/>
        </text:list-header>
        <text:list-item>
          <text:p text:style-name="P234"><text:span text:style-name="T69">Els alumnes 3, 7, 9 i 11 fan</text:span> buit a l'equip d'aire condicionat, <text:span text:style-name="T69">o</text:span>mpl<text:span text:style-name="T69">en</text:span> amb R600a l'equip, <text:span text:style-name="T69">p</text:span>osem en marxa l'equip, <text:span text:style-name="T69">recuperen el refrigerant</text:span>.</text:p>
        </text:list-item>
        <text:list-item>
          <text:p text:style-name="P241">La resta d'alumnes posa en marxa la refredadora.</text:p>
        </text:list-item>
      </text:list>
      <text:p text:style-name="P242"/>
      <text:p text:style-name="P242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<text:list xml:id="list575881377753405199" text:style-name="L14">
        <text:list-item>
          <text:p text:style-name="P239">Come<text:span text:style-name="T70">ntem apartat 3.2.1 Evaporadores de tubos aleteados</text:span></text:p>
        </text:list-item>
        <text:list-item>
          <text:p text:style-name="P243">Comentem l'exemple 3.2.1-1</text:p>
        </text:list-item>
      </text:list>
      <text:p text:style-name="P2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8T05:45:45.510534340</dc:date>
    <meta:editing-duration>PT2H58M29S</meta:editing-duration>
    <meta:editing-cycles>272</meta:editing-cycles>
    <meta:document-statistic meta:table-count="0" meta:image-count="0" meta:object-count="1" meta:page-count="10" meta:paragraph-count="262" meta:word-count="1558" meta:character-count="9984" meta:non-whitespace-character-count="878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